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586cm"/>
    </style:style>
    <style:style style:name="Tabla1.B" style:family="table-column">
      <style:table-column-properties style:column-width="5.653cm"/>
    </style:style>
    <style:style style:name="Tabla1.C" style:family="table-column">
      <style:table-column-properties style:column-width="3.487cm"/>
    </style:style>
    <style:style style:name="Tabla1.D" style:family="table-column">
      <style:table-column-properties style:column-width="5.274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weight="bold"/>
    </style:style>
    <style:style style:name="P2" style:family="paragraph" style:parent-style-name="Text_20_body" style:list-style-name="L1">
      <style:text-properties fo:font-weight="bold"/>
    </style:style>
    <style:style style:name="P3" style:family="paragraph" style:parent-style-name="Text_20_body" style:list-style-name="L1"/>
    <style:style style:name="T1" style:family="text">
      <style:text-properties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Tracing and Quality Check: Validating Agent Trajectory</text:h>
      <text:p text:style-name="Text_20_body">The system utilizes the <text:span text:style-name="Source_20_Text"><text:span text:style-name="T1">minimal_tracing_plugin</text:span></text:span> from the Google ADK, integrated with the FastAPI backend, to log the full trajectory of every query. This approach is essential for demonstrating the strategic success of the <text:span text:style-name="T1">Orchestrator Agent</text:span> and for quality assurance (QA).</text:p>
      <text:h text:style-name="Heading_20_4" text:outline-level="4">Summary of Strategic Routing Success</text:h>
      <text:p text:style-name="Text_20_body">We validated the Orchestrator's planning across two distinct domain-specific queries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Contents">Query Scenario</text:p>
            </table:table-cell>
            <table:table-cell table:style-name="Tabla1.A1" office:value-type="string">
              <text:p text:style-name="Table_20_Contents">Orchestrator Decision</text:p>
            </table:table-cell>
            <table:table-cell table:style-name="Tabla1.A1" office:value-type="string">
              <text:p text:style-name="Table_20_Contents">Final Tool Execution</text:p>
            </table:table-cell>
            <table:table-cell table:style-name="Tabla1.A1" office:value-type="string">
              <text:p text:style-name="Table_20_Contents">QA Result</text:p>
            </table:table-cell>
          </table:table-row>
        </table:table-header-rows>
        <table:table-row>
          <table:table-cell table:style-name="Tabla1.A1" office:value-type="string">
            <text:p text:style-name="P1">Client Service (Log 1)</text:p>
          </table:table-cell>
          <table:table-cell table:style-name="Tabla1.A1" office:value-type="string">
            <text:p text:style-name="Table_20_Contents">Routes to <text:span text:style-name="Source_20_Text"><text:span text:style-name="T1">client_service_agent</text:span></text:span></text:p>
          </table:table-cell>
          <table:table-cell table:style-name="Tabla1.A1" office:value-type="string">
            <text:p text:style-name="Table_20_Contents">Executes <text:span text:style-name="T1">Client Service Level Calculation</text:span></text:p>
          </table:table-cell>
          <table:table-cell table:style-name="Tabla1.A1" office:value-type="string">
            <text:p text:style-name="Table_20_Contents"><text:span text:style-name="T1">CORRECT:</text:span> The agent correctly selected the tool for time-based client analysis.</text:p>
          </table:table-cell>
        </table:table-row>
        <table:table-row>
          <table:table-cell table:style-name="Tabla1.A1" office:value-type="string">
            <text:p text:style-name="P1">Inventory Aging (Log 2)</text:p>
          </table:table-cell>
          <table:table-cell table:style-name="Tabla1.A1" office:value-type="string">
            <text:p text:style-name="Table_20_Contents">Routes to <text:span text:style-name="Source_20_Text"><text:span text:style-name="T1">stock_analysis_agent</text:span></text:span></text:p>
          </table:table-cell>
          <table:table-cell table:style-name="Tabla1.A1" office:value-type="string">
            <text:p text:style-name="Table_20_Contents">Executes <text:span text:style-name="T1">Inventory Aging Calculation</text:span></text:p>
          </table:table-cell>
          <table:table-cell table:style-name="Tabla1.A1" office:value-type="string">
            <text:p text:style-name="Table_20_Contents"><text:span text:style-name="T1">CORRECT:</text:span> The agent correctly selected the tool for obsolete stock identification.</text:p>
          </table:table-cell>
        </table:table-row>
      </table:table>
      <text:p text:style-name="Standard"/>
      <text:h text:style-name="Heading_20_4" text:outline-level="4">Detailed Trace Analysis: The "Trajectory is the Truth"</text:h>
      <text:p text:style-name="Text_20_body">The following log segments demonstrate the clean delegation and tool execution for the Inventory Aging query:</text:p>
      <text:list text:style-name="L1">
        <text:list-item>
          <text:p text:style-name="P2">Orchestrator's Decision:</text:p>
          <text:list>
            <text:list-item>
              <text:p text:style-name="P3">The <text:span text:style-name="Source_20_Text">warehouse_orchestrator_agent</text:span> initiates the process (<text:span text:style-name="Source_20_Text">12:47:57,673</text:span>).</text:p>
            </text:list-item>
            <text:list-item>
              <text:p text:style-name="P3">After the first <text:span text:style-name="T1">LLM Request</text:span> (LLM Request #1), the Orchestrator correctly identifies the query's domain (obsolete stock) and delegates control in less than <text:span text:style-name="T1">1.5 seconds</text:span>.</text:p>
            </text:list-item>
            <text:list-item>
              <text:p text:style-name="P3">The trace confirms the transfer of control: <text:span text:style-name="Source_20_Text">🔍 [TRACE] Agent 'stock_analysis_agent' started - Count: 2</text:span>.</text:p>
            </text:list-item>
          </text:list>
        </text:list-item>
        <text:list-item>
          <text:p text:style-name="P2">Specialized Agent's Execution:</text:p>
          <text:list>
            <text:list-item>
              <text:p text:style-name="P3">The <text:span text:style-name="Source_20_Text"><text:span text:style-name="T1">stock_analysis_agent</text:span></text:span> takes over and performs its own LLM call to determine the exact tool needed (LLM Request #2).</text:p>
            </text:list-item>
            <text:list-item>
              <text:p text:style-name="P3">The agent successfully executes its data utility: <text:span text:style-name="Source_20_Text">api - INFO - Calculated average time in warehouse for references...</text:span> (Timestamp <text:span text:style-name="Source_20_Text">12:48:04,323</text:span>).</text:p>
            </text:list-item>
            <text:list-item>
              <text:p text:style-name="P3">The total trajectory time for the specialized analysis was approximately <text:span text:style-name="T1">7 seconds</text:span> (from <text:span text:style-name="Source_20_Text">12:47:57</text:span> to <text:span text:style-name="Source_20_Text">12:48:04</text:span>), demonstrating efficient orchestration and execution of the core business logic.</text:p>
            </text:list-item>
          </text:list>
        </text:list-item>
      </text:list>
      <text:p text:style-name="Text_20_body"><text:span text:style-name="T1">Conclusion:</text:span> The tracing capabilities confirm that the Orquestrator functions as the central <text:span text:style-name="T1">routing strategy</text:span>, consistently and accurately delegating complex requests to the appropriate specialized agents for tool execution, ensuring a robust and auditable system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1T17:05:34.170945012</meta:creation-date>
    <dc:date>2025-11-21T17:07:18.216042736</dc:date>
    <meta:editing-duration>PT1M45S</meta:editing-duration>
    <meta:editing-cycles>1</meta:editing-cycles>
    <meta:document-statistic meta:table-count="1" meta:image-count="0" meta:object-count="0" meta:page-count="1" meta:paragraph-count="27" meta:word-count="298" meta:character-count="2133" meta:non-whitespace-character-count="1870"/>
    <meta:generator>LibreOffice/25.8.2.2$Linux_X86_64 LibreOffice_project/580$Build-2</meta:generator>
  </office:meta>
</office:document-meta>
</file>